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8cm" svg:height="9.005cm" svg:x="10.126cm" svg:y="0.398cm">
            <draw:object draw:notify-on-update-of-ranges="Sheet1.B1:Sheet1.B1 Sheet1.B2:Sheet1.B13 Sheet1.C1:Sheet1.C1 Sheet1.C2:Sheet1.C13 Sheet1.D1:Sheet1.D1 Sheet1.D2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QuickSort</text:p>
          </table:table-cell>
          <table:table-cell office:value-type="string" calcext:value-type="string">
            <text:p>ShellSort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est5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est5a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" calcext:value-type="float">
            <text:p>1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test5b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0" calcext:value-type="float">
            <text:p>49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test6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0" calcext:value-type="float">
            <text:p>1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test6a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80" calcext:value-type="float">
            <text:p>2580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string" calcext:value-type="string">
            <text:p>test6b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160" calcext:value-type="float">
            <text:p>8160</text:p>
          </table:table-cell>
          <table:table-cell office:value-type="float" office:value="13591" calcext:value-type="float">
            <text:p>13591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5:19:18.426884283</dc:date>
    <dc:creator>martin </dc:creator>
    <meta:document-statistic meta:table-count="1" meta:cell-count="50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bottom" svg:x="5.391cm" svg:y="8.223cm" style:legend-expansion="wide" chart:style-name="ch2"/>
        <chart:plot-area chart:style-name="ch3" table:cell-range-address="Sheet1.B1:Sheet1.D13" chart:data-source-has-labels="both" svg:x="0.769cm" svg:y="0.855cm" svg:width="14.582cm" svg:height="6.768cm">
          <chartooo:coordinate-region svg:x="1.946cm" svg:y="1.054cm" svg:width="12.755cm" svg:height="5.524cm"/>
          <chart:axis chart:dimension="x" chart:name="primary-x" chart:style-name="ch4" chartooo:axis-type="auto">
            <chartooo:date-scale/>
            <chart:categories table:cell-range-address="Sheet1.B2:Sheet1.B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label-cell-address="Sheet1.C1:Sheet1.C1" chart:class="chart:line">
            <chart:data-point chart:repeated="12"/>
          </chart:series>
          <chart:series chart:style-name="ch7" chart:values-cell-range-address="Sheet1.D2:Sheet1.D13" chart:label-cell-address="Sheet1.D1:Sheet1.D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heet1.C1:Sheet1.C1</svg:desc>
                </draw:g>
              </table:table-cell>
              <table:table-cell office:value-type="string">
                <text:p>Shell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3</svg:desc>
                </draw:g>
              </table:table-cell>
              <table:table-cell office:value-type="float" office:value="10">
                <text:p>10</text:p>
                <draw:g>
                  <svg:desc>Sheet1.C2:Sheet1.C13</svg:desc>
                </draw:g>
              </table:table-cell>
              <table:table-cell office:value-type="float" office:value="5">
                <text:p>5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60">
                <text:p>16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90">
                <text:p>4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00">
                <text:p>110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580">
                <text:p>2580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8160">
                <text:p>8160</text:p>
              </table:table-cell>
              <table:table-cell office:value-type="float" office:value="13591">
                <text:p>13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